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Calibri1" fo:font-size="11pt" style:font-size-asian="11pt" style:font-size-complex="11pt"/>
    </style:style>
    <style:style style:name="P2" style:family="paragraph" style:parent-style-name="Text_20_body">
      <style:paragraph-properties fo:line-height="115%"/>
      <style:text-properties style:font-name="Calibri1" fo:font-size="14pt" fo:font-weight="bold" officeooo:paragraph-rsid="0002f18f" style:font-size-asian="14pt" style:font-weight-asian="bold" style:font-size-complex="14pt" style:font-weight-complex="bold"/>
    </style:style>
    <style:style style:name="P3" style:family="paragraph" style:parent-style-name="Text_20_body" style:master-page-name="Standard">
      <style:paragraph-properties fo:margin-left="0.335cm" fo:margin-right="0cm" fo:margin-top="0cm" fo:margin-bottom="0cm" loext:contextual-spacing="false" fo:line-height="115%" fo:text-indent="0cm" style:auto-text-indent="false" style:page-number="auto"/>
      <style:text-properties style:font-name="Calibri1" fo:font-size="16pt" fo:language="pt" fo:country="PT" fo:font-weight="bold" officeooo:rsid="0002f18f" officeooo:paragraph-rsid="0002f18f" style:font-name-asian="Tahoma2" style:font-size-asian="16pt" style:language-asian="pt" style:country-asian="PT" style:font-weight-asian="bold" style:font-name-complex="Tahoma2" style:font-size-complex="16pt" style:language-complex="pt" style:country-complex="PT" style:font-weight-complex="bold"/>
    </style:style>
    <style:style style:name="P4" style:family="paragraph" style:parent-style-name="Text_20_body">
      <style:paragraph-properties fo:margin-left="0.335cm" fo:margin-right="0cm" fo:margin-top="0.002cm" fo:margin-bottom="0cm" loext:contextual-spacing="false" fo:text-indent="0cm" style:auto-text-indent="false"/>
      <style:text-properties style:font-name="Tahoma1" fo:font-size="11pt" style:font-size-asian="11pt" style:font-size-complex="11pt"/>
    </style:style>
    <style:style style:name="P5" style:family="paragraph" style:parent-style-name="Text_20_body">
      <style:paragraph-properties fo:margin-left="0.335cm" fo:margin-right="0cm" fo:margin-top="0.173cm" fo:margin-bottom="0cm" loext:contextual-spacing="false" fo:text-indent="0cm" style:auto-text-indent="false"/>
      <style:text-properties style:font-name="Tahoma1" fo:font-size="11pt" style:font-size-asian="11pt" style:font-size-complex="11pt"/>
    </style:style>
    <style:style style:name="P6" style:family="paragraph" style:parent-style-name="Text_20_body">
      <style:paragraph-properties fo:margin-left="0.335cm" fo:margin-right="0cm" fo:margin-top="0.173cm" fo:margin-bottom="0cm" loext:contextual-spacing="false" fo:line-height="115%" fo:text-indent="0cm" style:auto-text-indent="false"/>
      <style:text-properties style:font-name="Calibri1" fo:font-size="11pt" officeooo:rsid="0002f18f" officeooo:paragraph-rsid="0002f18f" style:font-size-asian="11pt" style:font-size-complex="11pt"/>
    </style:style>
    <style:style style:name="P7" style:family="paragraph" style:parent-style-name="Text_20_body">
      <style:paragraph-properties fo:margin-left="0.335cm" fo:margin-right="0cm" fo:margin-top="0.173cm" fo:margin-bottom="0cm" loext:contextual-spacing="false" fo:line-height="115%" fo:text-indent="0cm" style:auto-text-indent="false"/>
      <style:text-properties style:font-name="Calibri1" fo:font-size="11pt" fo:language="pt" fo:country="PT" officeooo:rsid="0002f18f" officeooo:paragraph-rsid="0002f18f" style:font-name-asian="Tahoma2" style:font-size-asian="11pt" style:language-asian="pt" style:country-asian="PT" style:font-name-complex="Tahoma2" style:font-size-complex="11pt" style:language-complex="pt" style:country-complex="PT" style:text-scale="140%"/>
    </style:style>
    <style:style style:name="P8" style:family="paragraph" style:parent-style-name="Text_20_body">
      <style:paragraph-properties fo:margin-left="0.335cm" fo:margin-right="0cm" fo:margin-top="0.175cm" fo:margin-bottom="0cm" loext:contextual-spacing="false" fo:line-height="115%" fo:text-indent="0cm" style:auto-text-indent="false"/>
      <style:text-properties style:font-name="Calibri1" fo:font-size="14pt" style:font-size-asian="14pt" style:font-size-complex="14pt"/>
    </style:style>
    <style:style style:name="P9" style:family="paragraph" style:parent-style-name="Text_20_body">
      <style:paragraph-properties fo:margin-top="0.011cm" fo:margin-bottom="0cm" loext:contextual-spacing="false"/>
      <style:text-properties style:font-name="Tahoma1" fo:font-size="11pt" style:font-size-asian="11pt" style:font-size-complex="11pt"/>
    </style:style>
    <style:style style:name="P10" style:family="paragraph" style:parent-style-name="Text_20_body">
      <style:paragraph-properties fo:margin-top="0.011cm" fo:margin-bottom="0cm" loext:contextual-spacing="false" fo:line-height="115%"/>
      <style:text-properties style:font-name="Calibri1" fo:font-size="11pt" officeooo:rsid="0002f18f" officeooo:paragraph-rsid="0002f18f" style:font-size-asian="11pt" style:font-size-complex="11pt"/>
    </style:style>
    <style:style style:name="P11" style:family="paragraph" style:parent-style-name="Text_20_body">
      <style:paragraph-properties fo:margin-top="0.007cm" fo:margin-bottom="0cm" loext:contextual-spacing="false" fo:line-height="115%"/>
      <style:text-properties style:font-name="Calibri1" fo:font-size="11pt" officeooo:rsid="0002f18f" officeooo:paragraph-rsid="0002f18f" style:font-size-asian="11pt" style:font-size-complex="11pt"/>
    </style:style>
    <style:style style:name="P12" style:family="paragraph" style:parent-style-name="Text_20_body">
      <style:paragraph-properties fo:margin-top="0.007cm" fo:margin-bottom="0cm" loext:contextual-spacing="false" fo:line-height="115%"/>
      <style:text-properties style:font-name="Calibri1" fo:font-size="11pt" style:font-size-asian="11pt" style:font-size-complex="11pt"/>
    </style:style>
    <style:style style:name="P13" style:family="paragraph" style:parent-style-name="Text_20_body">
      <style:paragraph-properties fo:margin-top="0.005cm" fo:margin-bottom="0cm" loext:contextual-spacing="false" fo:line-height="115%"/>
      <style:text-properties style:font-name="Calibri1" fo:font-size="11pt" style:font-size-asian="11pt" style:font-size-complex="11pt"/>
    </style:style>
    <style:style style:name="P14" style:family="paragraph" style:parent-style-name="Text_20_body">
      <style:paragraph-properties fo:margin-top="0.005cm" fo:margin-bottom="0cm" loext:contextual-spacing="false" fo:line-height="115%"/>
      <style:text-properties style:font-name="Calibri1" fo:font-size="14pt" fo:font-weight="bold" officeooo:rsid="0002f18f" officeooo:paragraph-rsid="0002f18f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.891cm" fo:margin-right="0cm" fo:margin-top="0.175cm" fo:margin-bottom="0cm" loext:contextual-spacing="false" fo:line-height="115%" fo:text-indent="0cm" style:auto-text-indent="false"/>
      <style:text-properties style:font-name="Calibri1" fo:font-size="12pt" officeooo:paragraph-rsid="0002f18f" style:font-size-asian="12pt" style:font-size-complex="12pt"/>
    </style:style>
    <style:style style:name="P16" style:family="paragraph" style:parent-style-name="Text_20_body">
      <style:paragraph-properties fo:margin-left="0.891cm" fo:margin-right="0cm" fo:margin-top="0.173cm" fo:margin-bottom="0cm" loext:contextual-spacing="false" fo:text-indent="0cm" style:auto-text-indent="false"/>
      <style:text-properties style:font-name="Tahoma1" fo:font-size="11pt" style:font-size-asian="11pt" style:font-size-complex="11pt"/>
    </style:style>
    <style:style style:name="P17" style:family="paragraph" style:parent-style-name="Text_20_body">
      <style:paragraph-properties fo:margin-left="0.335cm" fo:margin-right="4.494cm" fo:margin-top="0cm" fo:margin-bottom="0cm" loext:contextual-spacing="false" fo:line-height="115%" fo:text-indent="0cm" style:auto-text-indent="false"/>
      <style:text-properties style:font-name="Calibri1" fo:font-size="11pt" officeooo:paragraph-rsid="0002f18f" style:font-size-asian="11pt" style:font-size-complex="11pt"/>
    </style:style>
    <style:style style:name="P18" style:family="paragraph" style:parent-style-name="Text_20_body">
      <style:paragraph-properties fo:margin-top="0.012cm" fo:margin-bottom="0cm" loext:contextual-spacing="false"/>
      <style:text-properties style:font-name="Tahoma1" fo:font-size="11pt" style:font-size-asian="11pt" style:font-size-complex="11pt"/>
    </style:style>
    <style:style style:name="P19" style:family="paragraph" style:parent-style-name="Text_20_body" style:list-style-name="L1">
      <style:paragraph-properties fo:margin-top="0.004cm" fo:margin-bottom="0cm" loext:contextual-spacing="false"/>
      <style:text-properties style:font-name="Tahoma1" fo:font-size="11pt" officeooo:rsid="0002f18f" officeooo:paragraph-rsid="0002f18f" style:font-size-asian="11pt" style:font-size-complex="11pt"/>
    </style:style>
    <style:style style:name="P20" style:family="paragraph" style:parent-style-name="Text_20_body">
      <style:paragraph-properties fo:margin-top="0.009cm" fo:margin-bottom="0cm" loext:contextual-spacing="false"/>
      <style:text-properties style:font-name="Tahoma1" fo:font-size="11pt" style:font-size-asian="11pt" style:font-size-complex="11pt"/>
    </style:style>
    <style:style style:name="P21" style:family="paragraph" style:parent-style-name="Text_20_body">
      <style:paragraph-properties fo:margin-left="0.335cm" fo:margin-right="0cm" fo:margin-top="0.175cm" fo:margin-bottom="0cm" loext:contextual-spacing="false" fo:line-height="115%" fo:text-indent="0.554cm" style:auto-text-indent="false"/>
      <style:text-properties style:font-name="Calibri1" fo:font-size="12pt" fo:language="pt" fo:country="PT" fo:font-weight="bold" officeooo:rsid="0002f18f" officeooo:paragraph-rsid="0002f18f" style:font-name-asian="Tahoma2" style:font-size-asian="12pt" style:language-asian="pt" style:country-asian="PT" style:font-weight-asian="bold" style:font-name-complex="Tahoma2" style:font-size-complex="12pt" style:language-complex="pt" style:country-complex="PT" style:font-weight-complex="bold" style:text-scale="155%"/>
    </style:style>
    <style:style style:name="P22" style:family="paragraph" style:parent-style-name="Text_20_body">
      <style:paragraph-properties fo:margin-left="0.335cm" fo:margin-right="0cm" fo:margin-top="0.175cm" fo:margin-bottom="0cm" loext:contextual-spacing="false" fo:line-height="115%" fo:text-indent="0.554cm" style:auto-text-indent="false"/>
      <style:text-properties style:font-name="Calibri1" fo:font-size="11pt" fo:language="pt" fo:country="PT" officeooo:rsid="0002f18f" officeooo:paragraph-rsid="0002f18f" style:font-name-asian="Tahoma2" style:font-size-asian="11pt" style:language-asian="pt" style:country-asian="PT" style:font-name-complex="Tahoma2" style:font-size-complex="11pt" style:language-complex="pt" style:country-complex="PT" style:text-scale="155%"/>
    </style:style>
    <style:style style:name="P23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  <style:text-properties style:font-name="Calibri1" fo:font-size="12pt" fo:language="pt" fo:country="PT" fo:font-weight="bold" officeooo:rsid="0002f18f" officeooo:paragraph-rsid="0002f18f" style:font-name-asian="Tahoma2" style:font-size-asian="12pt" style:language-asian="pt" style:country-asian="PT" style:font-weight-asian="bold" style:font-name-complex="Tahoma2" style:font-size-complex="12pt" style:language-complex="pt" style:country-complex="PT" style:font-weight-complex="bold"/>
    </style:style>
    <style:style style:name="P24" style:family="paragraph">
      <loext:graphic-properties draw:fill="solid" draw:fill-color="#000000"/>
      <style:paragraph-properties fo:text-align="center"/>
    </style:style>
    <style:style style:name="T1" style:family="text">
      <style:text-properties style:text-scale="160%"/>
    </style:style>
    <style:style style:name="T2" style:family="text">
      <style:text-properties style:text-scale="150%"/>
    </style:style>
    <style:style style:name="T3" style:family="text">
      <style:text-properties fo:letter-spacing="-0.005cm" style:text-scale="150%"/>
    </style:style>
    <style:style style:name="T4" style:family="text">
      <style:text-properties fo:letter-spacing="-0.005cm" style:text-scale="155%"/>
    </style:style>
    <style:style style:name="T5" style:family="text">
      <style:text-properties fo:letter-spacing="-0.053cm" fo:language="pt" fo:country="PT" officeooo:rsid="0002f18f" style:font-name-asian="Tahoma2" style:language-asian="pt" style:country-asian="PT" style:font-name-complex="Tahoma2" style:language-complex="pt" style:country-complex="PT" style:text-scale="150%"/>
    </style:style>
    <style:style style:name="T6" style:family="text">
      <style:text-properties style:text-scale="155%"/>
    </style:style>
    <style:style style:name="T7" style:family="text">
      <style:text-properties officeooo:rsid="0002f18f" style:text-scale="155%"/>
    </style:style>
    <style:style style:name="T8" style:family="text">
      <style:text-properties style:text-scale="135%"/>
    </style:style>
    <style:style style:name="T9" style:family="text">
      <style:text-properties fo:letter-spacing="-0.111cm" style:text-scale="155%"/>
    </style:style>
    <style:style style:name="T10" style:family="text">
      <style:text-properties fo:letter-spacing="-0.115cm" style:text-scale="150%"/>
    </style:style>
    <style:style style:name="T11" style:family="text">
      <style:text-properties fo:letter-spacing="0.185cm" style:text-scale="155%"/>
    </style:style>
    <style:style style:name="T12" style:family="text">
      <style:text-properties style:text-scale="140%"/>
    </style:style>
    <style:style style:name="T13" style:family="text">
      <style:text-properties fo:letter-spacing="-0.009cm" style:text-scale="155%"/>
    </style:style>
    <style:style style:name="T14" style:family="text">
      <style:text-properties fo:letter-spacing="-0.118cm" style:text-scale="155%"/>
    </style:style>
    <style:style style:name="T15" style:family="text">
      <style:text-properties officeooo:rsid="0002f18f"/>
    </style:style>
    <style:style style:name="T16" style:family="text">
      <style:text-properties style:font-name="Tahoma1" fo:font-size="11pt" style:font-size-asian="11pt" style:font-size-complex="11pt" style:text-scale="150%"/>
    </style:style>
    <style:style style:name="T17" style:family="text">
      <style:text-properties style:font-name="Tahoma1" fo:font-size="11pt" officeooo:rsid="0002f18f" style:font-size-asian="11pt" style:font-size-complex="11pt" style:text-scale="150%"/>
    </style:style>
    <style:style style:name="T18" style:family="text">
      <style:text-properties style:font-name="Tahoma1" fo:font-size="11pt" style:font-size-asian="11pt" style:font-size-complex="11pt" style:text-scale="155%"/>
    </style:style>
    <style:style style:name="T19" style:family="text">
      <style:text-properties style:font-name="Tahoma1" fo:font-size="11pt" officeooo:rsid="0002f18f" style:font-size-asian="11pt" style:font-size-complex="11pt" style:text-scale="155%"/>
    </style:style>
    <style:style style:name="T20" style:family="text">
      <style:text-properties style:font-name="Tahoma1" fo:font-size="11pt" style:font-size-asian="11pt" style:font-size-complex="11pt" style:text-scale="140%"/>
    </style:style>
    <style:style style:name="T21" style:family="text">
      <style:text-properties style:font-name="Tahoma1" fo:font-size="11pt" style:font-size-asian="11pt" style:font-size-complex="11pt" style:text-scale="135%"/>
    </style:style>
    <style:style style:name="T22" style:family="text">
      <style:text-properties style:font-name="Tahoma1" fo:font-size="11pt" officeooo:rsid="0002f18f" style:font-size-asian="11pt" style:font-size-complex="11pt" style:text-scale="135%"/>
    </style:style>
    <style:style style:name="T23" style:family="text">
      <style:text-properties style:font-name="Tahoma1" fo:font-size="11pt" fo:language="pt" fo:country="PT" officeooo:rsid="0002f18f" style:font-name-asian="Tahoma2" style:font-size-asian="11pt" style:language-asian="pt" style:country-asian="PT" style:font-name-complex="Tahoma2" style:font-size-complex="11pt" style:language-complex="pt" style:country-complex="PT" style:text-scale="150%"/>
    </style:style>
    <style:style style:name="T24" style:family="text">
      <style:text-properties style:font-name="Tahoma1" fo:font-size="11pt" fo:language="pt" fo:country="PT" officeooo:rsid="0002f18f" style:font-name-asian="Tahoma2" style:font-size-asian="11pt" style:language-asian="pt" style:country-asian="PT" style:font-name-complex="Tahoma2" style:font-size-complex="11pt" style:language-complex="pt" style:country-complex="PT" style:text-scale="155%"/>
    </style:style>
    <style:style style:name="T25" style:family="text">
      <style:text-properties style:font-name="Tahoma1" fo:font-size="11pt" fo:letter-spacing="-0.005cm" officeooo:rsid="0002f18f" style:font-size-asian="11pt" style:font-size-complex="11pt" style:text-scale="155%"/>
    </style:style>
    <style:style style:name="T26" style:family="text">
      <style:text-properties style:font-name="Tahoma1" fo:font-size="11pt" fo:letter-spacing="-0.005cm" style:font-size-asian="11pt" style:font-size-complex="11pt" style:text-scale="150%"/>
    </style:style>
    <style:style style:name="T27" style:family="text">
      <style:text-properties style:font-name="Tahoma1" fo:font-size="11pt" fo:letter-spacing="0.185cm" style:font-size-asian="11pt" style:font-size-complex="11pt" style:text-scale="155%"/>
    </style:style>
    <style:style style:name="T28" style:family="text">
      <style:text-properties style:font-name="Tahoma1" fo:font-size="11pt" fo:letter-spacing="-0.009cm" style:font-size-asian="11pt" style:font-size-complex="11pt" style:text-scale="155%"/>
    </style:style>
    <style:style style:name="T29" style:family="text">
      <style:text-properties style:font-name="Tahoma1" fo:font-size="11pt" fo:letter-spacing="-0.118cm" style:font-size-asian="11pt" style:font-size-complex="11pt" style:text-scale="155%"/>
    </style:style>
    <style:style style:name="T30" style:family="text">
      <style:text-properties style:font-name="Tahoma1" fo:font-size="11pt" fo:letter-spacing="-0.115cm" style:font-size-asian="11pt" style:font-size-complex="11pt" style:text-scale="150%"/>
    </style:style>
    <style:style style:name="T31" style:family="text">
      <style:text-properties style:font-name="Tahoma1" fo:language="pt" fo:country="PT" officeooo:rsid="0002f18f" style:font-name-asian="Tahoma2" style:language-asian="pt" style:country-asian="PT" style:font-name-complex="Tahoma2" style:language-complex="pt" style:country-complex="PT" style:text-scale="150%"/>
    </style:style>
    <style:style style:name="T32" style:family="text">
      <style:text-properties style:font-name="Tahoma1" fo:language="pt" fo:country="PT" officeooo:rsid="0002f18f" style:font-name-asian="Tahoma2" style:language-asian="pt" style:country-asian="PT" style:font-name-complex="Tahoma2" style:language-complex="pt" style:country-complex="PT" style:text-scale="155%"/>
    </style:style>
    <style:style style:name="T33" style:family="text">
      <style:text-properties style:font-name="Tahoma1" style:text-scale="150%"/>
    </style:style>
    <style:style style:name="T34" style:family="text">
      <style:text-properties style:font-name="Tahoma1" style:text-scale="135%"/>
    </style:style>
    <style:style style:name="T35" style:family="text">
      <style:text-properties fo:language="pt" fo:country="BR" style:language-asian="pt" style:country-asian="PT" style:language-complex="pt" style:country-complex="PT"/>
    </style:style>
    <style:style style:name="T36" style:family="text">
      <style:text-properties fo:language="pt" fo:country="PT" officeooo:rsid="0002f18f" style:font-name-asian="Tahoma2" style:language-asian="pt" style:country-asian="PT" style:font-name-complex="Tahoma2" style:language-complex="pt" style:country-complex="PT" style:text-scale="150%"/>
    </style:style>
    <style:style style:name="T37" style:family="text">
      <style:text-properties fo:language="pt" fo:country="PT" officeooo:rsid="0002f18f" style:font-name-asian="Tahoma2" style:language-asian="pt" style:country-asian="PT" style:font-name-complex="Tahoma2" style:language-complex="pt" style:country-complex="PT" style:text-scale="155%"/>
    </style:style>
    <style:style style:name="T38" style:family="text">
      <style:text-properties fo:language="pt" fo:country="PT" fo:font-weight="bold" officeooo:rsid="0002f18f" style:font-name-asian="Tahoma2" style:language-asian="pt" style:country-asian="PT" style:font-weight-asian="bold" style:font-name-complex="Tahoma2" style:language-complex="pt" style:country-complex="PT" style:font-weight-complex="bold"/>
    </style:style>
    <style:style style:name="T39" style:family="text">
      <style:text-properties fo:language="pt" fo:country="PT" fo:font-weight="bold" officeooo:rsid="0002f18f" style:font-name-asian="Tahoma2" style:language-asian="pt" style:country-asian="PT" style:font-weight-asian="bold" style:font-name-complex="Tahoma2" style:language-complex="pt" style:country-complex="PT" style:font-weight-complex="bold" style:text-scale="160%"/>
    </style:style>
    <style:style style:name="T40" style:family="text">
      <style:text-properties fo:font-weight="bold" style:font-weight-asian="bold" style:font-weight-complex="bold" style:text-scale="155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61cm" fo:text-indent="-0.635cm" fo:margin-left="2.1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96cm" fo:text-indent="-0.635cm" fo:margin-left="2.7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31cm" fo:text-indent="-0.635cm" fo:margin-left="3.4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66cm" fo:text-indent="-0.635cm" fo:margin-left="4.0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01cm" fo:text-indent="-0.635cm" fo:margin-left="4.7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36cm" fo:text-indent="-0.635cm" fo:margin-left="5.3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71cm" fo:text-indent="-0.635cm" fo:margin-left="5.9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06cm" fo:text-indent="-0.635cm" fo:margin-left="6.6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41cm" fo:text-indent="-0.635cm" fo:margin-left="7.2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76cm" fo:text-indent="-0.635cm" fo:margin-left="7.876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</text:p>
      <text:p text:style-name="P10">cidade/estado - país</text:p>
      <text:p text:style-name="P11">e-mail - telefone</text:p>
      <text:p text:style-name="P13"/>
      <text:p text:style-name="P14">FORMAÇÃO <text:span text:style-name="T35">ACADÊMICA</text:span></text:p>
      <text:p text:style-name="P15"><draw:polygon text:anchor-type="char" draw:z-index="1" draw:style-name="gr3" draw:text-style-name="P24" svg:width="0.126cm" svg:height="0.126cm" svg:x="3.292cm" svg:y="0.404cm" svg:viewBox="0 0 127 127" draw:points="72,127 55,127 46,125 0,72 0,55 55,0 72,0 127,55 127,72"><text:p/></draw:polygon><text:span text:style-name="T39">instituição de ensino</text:span></text:p>
      <text:p text:style-name="P17"><text:span text:style-name="T36">graduação/curso</text:span></text:p>
      <text:p text:style-name="P17"><text:span text:style-name="T5">inicio - fim/status</text:span></text:p>
      <text:p text:style-name="P1"/>
      <text:p text:style-name="P2"><text:span text:style-name="T15">EXPERIÊNCIA</text:span></text:p>
      <text:p text:style-name="P23"><draw:polygon text:anchor-type="char" draw:z-index="2" draw:style-name="gr2" draw:text-style-name="P24" svg:width="0.126cm" svg:height="0.126cm" svg:x="0.064cm" svg:y="0.203cm" svg:viewBox="0 0 127 127" draw:points="72,127 55,127 46,125 0,72 0,55 55,0 72,0 127,55 127,72"><text:p/></draw:polygon><text:span text:style-name="T15">e</text:span>mpresa</text:p>
      <text:p text:style-name="P6">cargo | período(datas)</text:p>
      <text:p text:style-name="P23"><draw:polygon text:anchor-type="char" draw:z-index="3" draw:style-name="gr2" draw:text-style-name="P24" svg:width="0.126cm" svg:height="0.126cm" svg:x="0.064cm" svg:y="0.203cm" svg:viewBox="0 0 127 127" draw:points="72,127 55,127 46,125 0,72 0,55 55,0 72,0 127,55 127,72"><text:p/></draw:polygon>empresa</text:p>
      <text:p text:style-name="P6">cargo | período(datas)</text:p>
      <text:p text:style-name="P23"><draw:polygon text:anchor-type="char" draw:z-index="4" draw:style-name="gr2" draw:text-style-name="P24" svg:width="0.126cm" svg:height="0.126cm" svg:x="0.064cm" svg:y="0.203cm" svg:viewBox="0 0 127 127" draw:points="72,127 55,127 46,125 0,72 0,55 55,0 72,0 127,55 127,72"><text:p/></draw:polygon>empresa</text:p>
      <text:p text:style-name="P6">cargo | período(datas)</text:p>
      <text:p text:style-name="P12"/>
      <text:p text:style-name="P8"><text:span text:style-name="T40">Cursos</text:span></text:p>
      <text:p text:style-name="P21"><draw:polygon text:anchor-type="char" draw:z-index="0" draw:style-name="gr1" draw:text-style-name="P24" svg:width="0.126cm" svg:height="0.126cm" svg:x="3.292cm" svg:y="0.404cm" svg:viewBox="0 0 127 127" draw:points="72,127 55,127 46,125 0,72 0,55 55,0 72,0 127,55 127,72"><text:p/></draw:polygon><text:span text:style-name="T15">c</text:span>urso</text:p>
      <text:p text:style-name="P22"><text:span text:style-name="T15">i</text:span>nstituição</text:p>
      <text:p text:style-name="P7">período(datas)</text:p>
      <text:p text:style-name="P21"><draw:polygon text:anchor-type="char" draw:z-index="5" draw:style-name="gr1" draw:text-style-name="P24" svg:width="0.126cm" svg:height="0.126cm" svg:x="3.292cm" svg:y="0.404cm" svg:viewBox="0 0 127 127" draw:points="72,127 55,127 46,125 0,72 0,55 55,0 72,0 127,55 127,72"><text:p/></draw:polygon>curso</text:p>
      <text:p text:style-name="P22">instituição</text:p>
      <text:p text:style-name="P7">período(datas)</text:p>
      <text:p text:style-name="P21"><draw:polygon text:anchor-type="char" draw:z-index="6" draw:style-name="gr1" draw:text-style-name="P24" svg:width="0.126cm" svg:height="0.126cm" svg:x="3.292cm" svg:y="0.404cm" svg:viewBox="0 0 127 127" draw:points="72,127 55,127 46,125 0,72 0,55 55,0 72,0 127,55 127,72"><text:p/></draw:polygon>curso</text:p>
      <text:p text:style-name="P22">instituição</text:p>
      <text:p text:style-name="P7">período(data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ahoma" fo:font-family="Tahoma" style:font-family-generic="roman" style:font-pitch="variable" fo:language="pt" fo:country="PT" style:font-name-asian="Tahoma2" style:font-family-asian="Tahoma" style:font-family-generic-asian="system" style:font-pitch-asian="variable" style:language-asian="pt" style:country-asian="PT" style:font-name-complex="Tahoma2" style:font-family-complex="Tahoma" style:font-family-generic-complex="system" style:font-pitch-complex="variable" style:language-complex="pt" style:country-complex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14cm" fo:margin-bottom="0cm" loext:contextual-spacing="false"/>
      <style:text-properties style:font-name="Tahoma" fo:font-family="Tahoma" style:font-family-generic="roman" style:font-pitch="variable" fo:font-size="11.5pt" fo:language="pt" fo:country="PT" style:font-name-asian="Tahoma2" style:font-family-asian="Tahoma" style:font-family-generic-asian="system" style:font-pitch-asian="variable" style:font-size-asian="11.5pt" style:language-asian="pt" style:country-asian="PT" style:font-name-complex="Tahoma2" style:font-family-complex="Tahoma" style:font-family-generic-complex="system" style:font-pitch-complex="variable" style:font-size-complex="11.5pt" style:language-complex="pt" style:country-complex="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pt" style:country-asian="PT" style:language-complex="pt" style:country-complex="PT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pt" style:country-asian="PT" style:language-complex="pt" style:country-complex="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46cm" fo:margin-bottom="0.494cm" fo:margin-left="2.963cm" fo:margin-right="1.199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1T19:26:02</meta:creation-date>
    <dc:date>2021-02-11T16:34:12.844000000</dc:date>
    <meta:editing-duration>PT7M58S</meta:editing-duration>
    <meta:generator>LibreOffice/6.4.0.3$Windows_X86_64 LibreOffice_project/b0a288ab3d2d4774cb44b62f04d5d28733ac6df8</meta:generator>
    <meta:editing-cycles>1</meta:editing-cycles>
    <meta:document-statistic meta:table-count="0" meta:image-count="0" meta:object-count="0" meta:page-count="1" meta:paragraph-count="24" meta:word-count="39" meta:character-count="308" meta:non-whitespace-character-count="293"/>
    <meta:user-defined meta:name="AppVersion">12.0000</meta:user-defined>
    <meta:user-defined meta:name="Created" meta:value-type="date">2021-02-11T00:00:00</meta:user-defined>
    <meta:user-defined meta:name="Creator">Mozilla/5.0 (Windows NT 10.0; Win64; x64) AppleWebKit/537.36 (KHTML, like Gecko) Chrome/86.0.4240.198 Safari/537.36 OPR/72.0.3815.487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2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